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5-10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5-05-0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4-10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4-04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3-10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2-10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2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1-04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209091135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7876" calcext:value-type="float">
            <text:p>2.8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